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0pt" officeooo:rsid="001a3590" officeooo:paragraph-rsid="001a3590" style:font-size-asian="150pt" style:font-size-complex="15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C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2T01:13:48.212000000</meta:creation-date>
    <dc:date>2023-02-12T01:14:55.648000000</dc:date>
    <meta:editing-duration>PT1M8S</meta:editing-duration>
    <meta:editing-cycles>1</meta:editing-cycles>
    <meta:document-statistic meta:table-count="0" meta:image-count="0" meta:object-count="0" meta:page-count="1" meta:paragraph-count="1" meta:word-count="2" meta:character-count="5" meta:non-whitespace-character-count="4"/>
    <meta:generator>Neat_Office/6.2.8.2$Windows_x86 LibreOffice_project/</meta:generator>
  </office:meta>
</office:document-meta>
</file>